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3460696542529364557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7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8069219937008090831" text:style-name="L2">
        <text:list-item>
          <text:list>
            <text:list-header>
              <text:p text:style-name="P19">41.8 miles in the last week </text:p>
              <text:p text:style-name="P19"/>
            </text:list-header>
          </text:list>
        </text:list-item>
      </text:list>
      <text:p text:style-name="P15"/>
      <text:p text:style-name="P15"/>
      <text:p text:style-name="P12"><text:soft-page-break/><text:span text:style-name="T2">Sat 8/19/2017 </text:span>4.5 miles</text:p>
      <text:p text:style-name="P11">I ran on the high school track. <text:s/>First I ran 2 miles. Splits: 9:21, (4:16+3:56) = 8:10</text:p>
      <text:p text:style-name="P11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1"/>
      <text:p text:style-name="P11">Sun 8/20/2017 <text:span text:style-name="T1">3 miles</text:span> </text:p>
      <text:p text:style-name="P11">I ran 3 miles on hilly roads and grass and averaged 9:35/mile. <text:s/>It was 83 degre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1T09:43:58.25</dc:date>
    <dc:creator>James Lombardi</dc:creator>
    <meta:editing-duration>PT18H59M28S</meta:editing-duration>
    <meta:editing-cycles>98</meta:editing-cycles>
    <meta:generator>OpenOffice/4.1.2$Win32 OpenOffice.org_project/412m3$Build-9782</meta:generator>
    <meta:document-statistic meta:table-count="0" meta:image-count="0" meta:object-count="0" meta:page-count="7" meta:paragraph-count="119" meta:word-count="2597" meta:character-count="13231"/>
  </office:meta>
</office:document-meta>
</file>